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ICCER VALDERRAMA, JUNIOR OSWAL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44369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79690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ICCER VALDERRAMA, JUNIOR OSWALD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44369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5 796 90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644369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92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1568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568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08/2021</text:p>
          </table:table-cell>
          <table:table-cell table:style-name="Tabla2.A3" office:value-type="string">
            <text:p text:style-name="P22">73891812</text:p>
          </table:table-cell>
          <table:table-cell table:style-name="Tabla2.D3" office:value-type="string">
            <text:p text:style-name="P23">1568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5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5T23:37:1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